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0666" officeooo:paragraph-rsid="001e066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officeooo:paragraph-rsid="001e0666"/>
    </style:style>
    <style:style style:name="P3" style:family="paragraph" style:parent-style-name="Standard">
      <style:paragraph-properties fo:text-align="start" style:justify-single-word="false"/>
      <style:text-properties fo:font-size="12pt" officeooo:rsid="001e0666" officeooo:paragraph-rsid="001e066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1e0666"/>
    </style:style>
    <style:style style:name="P5" style:family="paragraph" style:parent-style-name="Standard">
      <style:paragraph-properties fo:text-align="start" style:justify-single-word="false"/>
      <style:text-properties officeooo:rsid="001eab41" officeooo:paragraph-rsid="001eab41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7.5pt"/>
    </style:style>
    <style:style style:name="T3" style:family="text">
      <style:text-properties style:font-name="sans-serif" fo:font-size="11pt" style:font-size-asian="11pt" style:font-size-complex="11pt"/>
    </style:style>
    <style:style style:name="T4" style:family="text">
      <style:text-properties style:font-name="sans-serif" fo:font-size="11pt" officeooo:rsid="001e0666" style:font-size-asian="11pt" style:font-size-complex="11pt"/>
    </style:style>
    <style:style style:name="T5" style:family="text">
      <style:text-properties style:font-name="sans-serif" fo:font-size="11pt" officeooo:rsid="001eab41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o Práctico <text:s/></text:p>
      <text:p text:style-name="P1">Ingeniería del Software 2019</text:p>
      <text:p text:style-name="P1"><text:span text:style-name="T2"/></text:p>
      <text:p text:style-name="P3"><text:span text:style-name="T1">1) </text:span><text:span text:style-name="T3">Qué es la ingeniería del Software y qué relación tiene con el desarrollo de Software como lo conocemos?</text:span></text:p>
      <text:p text:style-name="P3"><text:span text:style-name="T3">2) En qué difieren la Ingeniería del Software de otras ingenierías tradicionales (como la ing. Mecánica, etc)?</text:span></text:p>
      <text:p text:style-name="P3"><text:span text:style-name="T3">3) Si la principal tarea es hacer software mantenible, liste algunas cosas que cree de importancia en cada etapa.</text:span></text:p>
      <text:p text:style-name="P3"><text:span text:style-name="T3">4) Cuál es el objetivo de realizar un análisis de requerimientos?</text:span></text:p>
      <text:p text:style-name="P3"><text:span text:style-name="T3">5) Cuál es el objetivo de realizar la especificación de los requerimientos?</text:span></text:p>
      <text:p text:style-name="P3"><text:span text:style-name="T3">6) Qué caracteríisticas debe tener la especificación de requerimientos? Elija 3 y describa qué problemas traería el no utilizarlas. </text:span></text:p>
      <text:p text:style-name="P4"><text:span text:style-name="T5">7</text:span><text:span text:style-name="T4">) </text:span><text:span text:style-name="T3">¿Cu</text:span><text:span text:style-name="T4">á</text:span><text:span text:style-name="T3">l es la diferencia entre una arquitectura y un dise</text:span><text:span text:style-name="T4">ñ</text:span><text:span text:style-name="T3">o de alto nivel?</text:span></text:p>
      <text:p text:style-name="P2"><text:span text:style-name="T5">8</text:span><text:span text:style-name="T4">) La arquitectura de un sistema, corresponde al comportamiento de un sistema en tiempo de ejecución o a su organización estática?</text:span></text:p>
      <text:p text:style-name="P5"><text:span text:style-name="T3">9) Cuál es la relación entre modelo de proceso, especificación de proceso y proceso para un proyecto?</text:span></text:p>
      <text:p text:style-name="P5"><text:span text:style-name="T3">10) Qué es la gestión de proyecto y de qué manera complementa al proceso de desarrollo de softwar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35:17.249888589</meta:creation-date>
    <dc:date>2019-04-11T17:50:19.696747450</dc:date>
    <meta:editing-duration>PT4M42S</meta:editing-duration>
    <meta:editing-cycles>1</meta:editing-cycles>
    <meta:document-statistic meta:table-count="0" meta:image-count="0" meta:object-count="0" meta:page-count="1" meta:paragraph-count="12" meta:word-count="173" meta:character-count="1052" meta:non-whitespace-character-count="888"/>
    <meta:generator>LibreOffice/6.0.6.2$Linux_X86_64 LibreOffice_project/00m0$Build-2</meta:generator>
  </office:meta>
</office:document-meta>
</file>